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_Offenses_Public_Prope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_Offenses_Public_Proper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Criminal Offenses - Public Property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501">
            <text:p>5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501">
            <text:p>5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501">
            <text:p>5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827">
            <text:p>8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827">
            <text:p>8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ational College -  Cincinnati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National College  - Kettering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National College-Youngstown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4">
            <text:p>3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242">
            <text:p>12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7">
            <text:p>9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784">
            <text:p>17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784">
            <text:p>17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784">
            <text:p>17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784">
            <text:p>17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7">
            <text:p>2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883">
            <text:p>48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3">
            <text:p>7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4">
            <text:p>3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80">
            <text:p>233480</text:p>
          </table:table-cell>
          <table:table-cell table:style-name="ce21" office:value-type="string">
            <text:p>Bon Secours St Mary's Hospital School of Medical Imag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90">
            <text:p>15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2">
            <text:p>7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9">
            <text:p>3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20">
            <text:p>5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5420">
            <text:p>5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5420">
            <text:p>5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ppomattox Center</text:p>
          </table:table-cell>
          <table:table-cell table:style-name="ce21" office:value-type="float" office:value="5420">
            <text:p>5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herst Center</text:p>
          </table:table-cell>
          <table:table-cell table:style-name="ce21" office:value-type="float" office:value="5420">
            <text:p>5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51592">
            <text:p>451592</text:p>
          </table:table-cell>
          <table:table-cell table:style-name="ce21" office:value-type="string">
            <text:p>Centura College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12">
            <text:p>2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380">
            <text:p>3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639">
            <text:p>16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52">
            <text:p>49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82">
            <text:p>1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87">
            <text:p>43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1233">
            <text:p>1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 Hamptons Road Campus</text:p>
          </table:table-cell>
          <table:table-cell table:style-name="ce21" office:value-type="float" office:value="1233">
            <text:p>1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enter</text:p>
          </table:table-cell>
          <table:table-cell table:style-name="ce21" office:value-type="float" office:value="1233">
            <text:p>1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51617">
            <text:p>451617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5">
            <text:p>15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7">
            <text:p>9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1">
            <text:p>8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ECPI University - Richmond (South)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ECPI University - Richmond (Innsbrook)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ECPI University - Richmond (West)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739">
            <text:p>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2">
            <text:p>10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50599">
            <text:p>450599</text:p>
          </table:table-cell>
          <table:table-cell table:style-name="ce21" office:value-type="string">
            <text:p>Empire Beauty School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Richmond- VA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783">
            <text:p>7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791">
            <text:p>7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408">
            <text:p>4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99">
            <text:p>6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25">
            <text:p>14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1">
            <text:p>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357">
            <text:p>3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7035">
            <text:p>70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7035">
            <text:p>70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7035">
            <text:p>70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55390">
            <text:p>455390</text:p>
          </table:table-cell>
          <table:table-cell table:style-name="ce21" office:value-type="string">
            <text:p>Global Healt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9">
            <text:p>4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2">
            <text:p>54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5402">
            <text:p>54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5402">
            <text:p>54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382">
            <text:p>3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57">
            <text:p>10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4">
            <text:p>6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34">
            <text:p>11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5">
            <text:p>8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97">
            <text:p>8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2729">
            <text:p>127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2729">
            <text:p>127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2729">
            <text:p>127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41">
            <text:p>10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692">
            <text:p>96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9692">
            <text:p>96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9692">
            <text:p>96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Johnston-Willis Campus</text:p>
          </table:table-cell>
          <table:table-cell table:style-name="ce21" office:value-type="float" office:value="9692">
            <text:p>96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2">
            <text:p>48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6644">
            <text:p>6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6644">
            <text:p>6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uray-Page County Center</text:p>
          </table:table-cell>
          <table:table-cell table:style-name="ce21" office:value-type="float" office:value="6644">
            <text:p>6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2">
            <text:p>17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480">
            <text:p>3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658">
            <text:p>16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658">
            <text:p>16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658">
            <text:p>16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468">
            <text:p>4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83">
            <text:p>33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29">
            <text:p>52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93">
            <text:p>69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01">
            <text:p>35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579">
            <text:p>15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579">
            <text:p>15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1">
            <text:p>54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78">
            <text:p>88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6">
            <text:p>12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406">
            <text:p>34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406">
            <text:p>34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56">
            <text:p>46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579">
            <text:p>15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655">
            <text:p>6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4">
            <text:p>2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584">
            <text:p>5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19">
            <text:p>3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450">
            <text:p>4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51608">
            <text:p>451608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1">
            <text:p>6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43">
            <text:p>1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6305">
            <text:p>63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55">
            <text:p>38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42">
            <text:p>13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6">
            <text:p>7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2151">
            <text:p>21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15">
            <text:p>20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06">
            <text:p>106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30447">
            <text:p>30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30447">
            <text:p>30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30447">
            <text:p>30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30447">
            <text:p>30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30447">
            <text:p>30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Regional Automotive Center</text:p>
          </table:table-cell>
          <table:table-cell table:style-name="ce21" office:value-type="float" office:value="30447">
            <text:p>30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3">
            <text:p>2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93">
            <text:p>2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381">
            <text:p>53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526">
            <text:p>5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311">
            <text:p>3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4">
            <text:p>43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172">
            <text:p>321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172">
            <text:p>321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77">
            <text:p>5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500">
            <text:p>15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Richmond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66">
            <text:p>53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91">
            <text:p>1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7">
            <text:p>3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36">
            <text:p>13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927">
            <text:p>8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3">
            <text:p>21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473">
            <text:p>4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3">
            <text:p>4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18">
            <text:p>2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783">
            <text:p>37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_Offenses_Public_Proper" style:display-name="PageStyle_Criminal_Offenses_Public_Proper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